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paragraph-rsid="001c1b94"/>
    </style:style>
    <style:style style:name="T1" style:family="text">
      <style:text-properties officeooo:rsid="00253743"/>
    </style:style>
    <style:style style:name="T2" style:family="text">
      <style:text-properties officeooo:rsid="002549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манда du -s * | sort -nr выводит список файлов и каталогов,</text:p>
      <text:p text:style-name="P1">отсортированных по занимаемому ими пространству в порядке убывания</text:p>
      <text:p text:style-name="P1"/>
      <text:p text:style-name="P1">Ctrl+Z, чтобы приостановить работу <text:s/>используйте команду fg, чтобы вернуться <text:span text:style-name="T1">(можно несколько прог и затем <text:s/>fg 1 <text:s/>fg 2)</text:span></text:p>
      <text:p text:style-name="P1"/>
      <text:p text:style-name="P1">Помимо нажатия Ctrl+Z и управления задачами, допускается ввести :sh, чтобы</text:p>
      <text:p text:style-name="P1">запустить новую оболочку. Нажмите Ctrl+D или введите команду exit, чтобы за-</text:p>
      <text:p text:style-name="P1">вершить работу в оболочке и вернуться к программе vi</text:p>
      <text:p text:style-name="P1"/>
      <text:p text:style-name="P1">:set nu в командном режиме. <text:s/>- <text:span text:style-name="T2">нумерация</text:span></text:p>
      <text:p text:style-name="P1"/>
      <text:p text:style-name="P1">Если поместить команду в файл с именем .exrc в домашнем каталоге, редактор будет автоматически выполнять ее при каждом запуске</text:p>
      <text:p text:style-name="P1"/>
      <text:p text:style-name="P1">w — переход вперед на одно слово (слова — это буквенно-цифровые символы);</text:p>
      <text:p text:style-name="P1">W — переход вперед на одно слово (слова разделяются пробелом);</text:p>
      <text:p text:style-name="P1">b — переход назад на одно слово (слова — это буквенно-цифровые символы);</text:p>
      <text:p text:style-name="P1">B — переход назад на одно слово (слова разделяются пробелом);</text:p>
      <text:p text:style-name="P1">G — переход к определенной строке.</text:p>
      <text:p text:style-name="P1">Переключить регистр ~</text:p>
      <text:p text:style-name="P1">Повторить последнее действие .</text:p>
      <text:p text:style-name="P1">Отменить последнее изменение u</text:p>
      <text:p text:style-name="P1">Восстановить строку в исходное состояние U</text:p>
      <text:p text:style-name="P1">^F — прокрутка вперед на один экран;</text:p>
      <text:p text:style-name="P1">^B — прокрутка назад на один экран;</text:p>
      <text:p text:style-name="P1">^D — прокрутка вперед на половину экрана (вниз);</text:p>
      <text:p text:style-name="P1">^U — прокрутка назад на половину экрана (вверх).</text:p>
      <text:p text:style-name="P1">Существуют также команды для прокрутки экрана вверх на одну строку ( ^E)</text:p>
      <text:p text:style-name="P1">и вниз на одну строку (^Y). Однако эти две команды не затрагивают курсор.</text:p>
      <text:p text:style-name="P1">z Enter и z+ Enter — переместить текущую строку в верхнюю часть экрана и про-</text:p>
      <text:p text:style-name="P1">крутить;</text:p>
      <text:p text:style-name="P1">z. — переместить текущую строку в центр экрана и прокрутить;</text:p>
      <text:p text:style-name="P1">z- — переместить текущую строку в нижнюю часть экрана и прокрутить</text:p>
      <text:p text:style-name="P1"/>
      <text:p text:style-name="P1">200z Enter переходит к строке 200, отображая ее в верхней части экрана</text:p>
      <text:p text:style-name="P1"/>
      <text:p text:style-name="P1">Команда Ctrl+G в программе vi отображает в нижней части экрана текущий номер строки, общее количество строк в файле и какой процент от общего числа представляет текущий номер строки</text:p>
      <text:p text:style-name="P1"/>
      <text:p text:style-name="P1">Две обратные кавычки (``) возвратят вас в исходное положение :</text:p>
      <text:p text:style-name="P1">Два апострофа ('') работают так же, как две обратные кавычки, за исключением того, что они возвращают курсор в начало</text:p>
      <text:p text:style-name="P1">строки, а не точно туда, где он находился</text:p>
      <text:p text:style-name="P1"/>
      <text:p text:style-name="P1">mx — отметить текущую позицию символом x (вместо x можно использовать</text:p>
      <text:p text:style-name="P1">любую букву; vi допускает использование только строчных букв, Vim допускает</text:p>
      <text:p text:style-name="P1">и различает прописные и строчные буквы)</text:p>
      <text:p text:style-name="P1"/>
      <text:p text:style-name="P1">'x (апостроф) — переместить курсор на первый символ строки, отмеченной</text:p>
      <text:p text:style-name="P1">символом x;</text:p>
      <text:p text:style-name="P1">`x (обратная кавычка) — переместить курсор на символ, отмеченный симво-</text:p>
      <text:p text:style-name="P1">лом x;</text:p>
      <text:p text:style-name="P1"/>
      <text:p text:style-name="P1">Чтобы перейти к строке 6 в файле, введите:</text:p>
      <text:p text:style-name="P1">:6 <text:s/>нажмите Enter.</text:p>
      <text:p text:style-name="P1"/>
      <text:p text:style-name="P1">Поскольку переключение на предыдущий файл довольно частая операция, в vi предусмотрена команда Ctrl+^, которая идентична :e #.</text:p>
      <text:p text:style-name="P1"/>
      <text:p text:style-name="P1">Синтаксис команды замены следующий:</text:p>
      <text:p text:style-name="P1">:s/старый/новый/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31:58.775626664</meta:creation-date>
    <meta:generator>LibreOffice/6.4.7.2$Linux_X86_64 LibreOffice_project/40$Build-2</meta:generator>
    <dc:date>2024-03-13T12:36:25.241172728</dc:date>
    <meta:editing-duration>PT3H33M16S</meta:editing-duration>
    <meta:editing-cycles>28</meta:editing-cycles>
    <meta:document-statistic meta:table-count="0" meta:image-count="0" meta:object-count="0" meta:page-count="1" meta:paragraph-count="44" meta:word-count="397" meta:character-count="2610" meta:non-whitespace-character-count="2235"/>
  </office:meta>
</office:document-meta>
</file>